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1.599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4.89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8.158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10.3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order-bottom="0.002cm solid #000000" style:text-align-source="value-type" style:repeat-content="false" fo:border-left="none" fo:border-right="none" fo:border-top="none"/>
      <style:paragraph-properties fo:margin-left="0cm"/>
    </style:style>
    <style:style style:name="ce4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office:value-type="string">
            <text:p>getUriInfo().getAbsolutePath()</text:p>
          </table:table-cell>
          <table:table-cell office:value-type="string">
            <text:p>getOntModel()</text:p>
          </table:table-cell>
          <table:table-cell office:value-type="string">
            <text:p>getUriInfo().getQueryParameters().getFirst("uri")</text:p>
          </table:table-cell>
          <table:table-cell office:value-type="string">
            <text:p>getUriInfo().getQueryParameters().getFirst("service-uri")</text:p>
          </table:table-cell>
          <table:table-cell office:value-type="string">
            <text:p>getURI()</text:p>
          </table:table-cell>
          <table:table-cell office:value-type="string">
            <text:p>isRemote()</text:p>
          </table:table-cell>
          <table:table-cell office:value-type="string">
            <text:p>getDefaultQuery()</text:p>
          </table:table-cell>
          <table:table-cell office:value-type="string">
            <text:p>getExplicitQuery()</text:p>
          </table:table-cell>
          <table:table-cell office:value-type="string">
            <text:p>getQuery()</text:p>
          </table:table-cell>
          <table:table-cell office:value-type="string">
            <text:p>getServiceURI()</text:p>
          </table:table-cell>
          <table:table-cell office:value-type="string">
            <text:p>getModel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table:number-columns-repeated="3" office:value-type="string">
            <text:p>null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5" office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null</text:p>
          </table:table-cell>
          <table:table-cell office:value-type="string">
            <text:p>getQuery() on getOntModel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<text:a xlink:href="http://de.dydra.com/heltnormalt/testing/sparql">http://de.dydra.com/heltnormalt/testin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3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 table:number-columns-spanned="1" table:number-rows-spanned="2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g:ConstructLatest</text:p>
          </table:table-cell>
          <table:table-cell office:value-type="string" table:number-columns-spanned="1" table:number-rows-spanned="2">
            <text:p>g:ConstructLatest</text:p>
          </table:table-cell>
          <table:table-cell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3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table:number-columns-repeated="3"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5" office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null</text:p>
          </table:table-cell>
          <table:table-cell office:value-type="string">
            <text:p>getQuery() on getOntModel()</text:p>
          </table:table-cell>
          <table:table-cell table:number-columns-repeated="1013"/>
        </table:table-row>
        <table:table-row table:style-name="ro3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 table:number-columns-spanned="1" table:number-rows-spanned="2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3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number-columns-repeated="3"/>
          <table:covered-table-cell table:style-name="ce4"/>
          <table:covered-table-cell table:number-columns-repeated="5"/>
          <table:table-cell table:number-columns-repeated="1013"/>
        </table:table-row>
        <table:table-row table:style-name="ro3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 table:number-columns-spanned="1" table:number-rows-spanned="2">
            <text:p>false</text:p>
          </table:table-cell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&lt;<text:a xlink:href="http://localhost:8084/classes">http://localhost:8084/classes</text:a>&gt;&gt;</text:p>
          </table:table-cell>
          <table:table-cell table:style-name="ce1"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table:style-name="ce1"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3">
          <table:covered-table-cell table:style-name="ce1"/>
          <table:table-cell table:style-name="ce1" office:value-type="string">
            <text:p>&lt;<text:a xlink:href="http://de.dydra.com/heltnormalt/testing/sparql">http://de.dydra.com/heltnormalt/testing/sparql</text:a>&gt; g:defaultQuery g:Describe</text:p>
          </table:table-cell>
          <table:covered-table-cell table:number-columns-repeated="9" table:style-name="ce1"/>
          <table:table-cell table:style-name="ce1"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5" office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null</text:p>
          </table:table-cell>
          <table:table-cell office:value-type="string">
            <text:p>getQuery() on getOntModel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<text:a xlink:href="http://de.dydra.com/heltnormalt/testing/sparql">http://de.dydra.com/heltnormalt/testin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localhost:8084/classes">http://localhost:8084/classes</text:a>&gt;</text:p>
          </table:table-cell>
          <table:table-cell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covered-table-cell table:number-columns-repeated="3"/>
          <table:table-cell office:value-type="string">
            <text:p>false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5" office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null</text:p>
          </table:table-cell>
          <table:table-cell office:value-type="string">
            <text:p>getQuery() on getOntModel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 table:number-columns-spanned="1" table:number-rows-spanned="2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office:value-type="string">
            <text:p>null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number-columns-repeated="2"/>
          <table:table-cell/>
          <table:table-cell office:value-type="string">
            <text:p>false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2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&lt;<text:a xlink:href="http://localhost:8084/classes">http://localhost:8084/classes</text:a>&gt;</text:p>
          </table:table-cell>
          <table:table-cell table:style-name="ce1"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table:style-name="ce1"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>
            <text:p>&lt;<text:a xlink:href="http://localhost:8084/">http://localhost:8084/</text:a>&gt; g:defaultQuery g:Describe</text:p>
          </table:table-cell>
          <table:covered-table-cell table:number-columns-repeated="3" table:style-name="ce1"/>
          <table:table-cell table:style-name="ce1" office:value-type="string">
            <text:p>false</text:p>
          </table:table-cell>
          <table:covered-table-cell table:number-columns-repeated="5" table:style-name="ce1"/>
          <table:table-cell table:style-name="ce1"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3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3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covered-table-cell office:value-type="string">
            <text:p><text:a xlink:href="http://dbpedia.org/resource/Vilnius">http://dbpedia.org/resource/Vilnius</text:a></text:p>
          </table:covered-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covered-table-cell/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dbpedia.org/resource/Vilnius">http://dbpedia.org/resource/Vilnius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loadModel(getURI()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table-cell/>
          <table:covered-table-cell table:number-columns-repeated="2"/>
          <table:table-cell office:value-type="string">
            <text:p>true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3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3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covered-table-cell/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dbpedia.org/resource/Vilnius">http://dbpedia.org/resource/Vilnius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loadModel(getURI())</text:p>
          </table:table-cell>
          <table:table-cell table:number-columns-repeated="1013"/>
        </table:table-row>
        <table:table-row table:style-name="ro3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number-columns-repeated="3"/>
          <table:table-cell office:value-type="string" table:number-columns-spanned="1" table:number-rows-spanned="2">
            <text:p>true</text:p>
          </table:table-cell>
          <table:covered-table-cell table:number-columns-repeated="5"/>
          <table:table-cell table:number-columns-repeated="1013"/>
        </table:table-row>
        <table:table-row table:style-name="ro3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<text:a xlink:href="http://dbpedia.org/resource/Vilnius">http://dbpedia.org/resource/Vilnius</text:a></text:p>
          </table:table-cell>
          <table:covered-table-cell table:style-name="ce1"/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<text:s/>&lt;<text:a xlink:href="http://dbpedia.org/resource/Vilnius">http://dbpedia.org/resource/Vilnius</text:a>&gt;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loadModel(getURI())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>
            <text:p>&lt;<text:a xlink:href="http://de.dydra.com/heltnormalt/testing/sparql">http://de.dydra.com/heltnormalt/testing/sparql</text:a>&gt; g:defaultQuery g:Describe</text:p>
          </table:table-cell>
          <table:covered-table-cell table:number-columns-repeated="3" table:style-name="ce1"/>
          <table:table-cell table:style-name="ce1" office:value-type="string">
            <text:p>true</text:p>
          </table:table-cell>
          <table:covered-table-cell table:number-columns-repeated="5" table:style-name="ce1"/>
          <table:table-cell table:style-name="ce1"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g:ConstructLatest</text:p>
          </table:table-cell>
          <table:table-cell office:value-type="string" table:number-columns-spanned="1" table:number-rows-spanned="2">
            <text:p>g:ConstructLatest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covered-table-cell office:value-type="string">
            <text:p>null</text:p>
          </table:covered-table-cell>
          <table:covered-table-cell table:number-columns-repeated="2"/>
          <table:table-cell office:value-type="string">
            <text:p>false</text:p>
          </table:table-cell>
          <table:covered-table-cell table:number-columns-repeated="4"/>
          <table:covered-table-cell office:value-type="string">
            <text:p>getQuery() on getServiceURI()</text:p>
          </table:covered-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covered-table-cell office:value-type="string">
            <text:p>getQuery() on getServiceURI()</text:p>
          </table:covered-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number-columns-repeated="3"/>
          <table:table-cell office:value-type="string">
            <text:p>false</text:p>
          </table:table-cell>
          <table:covered-table-cell table:number-columns-repeated="4"/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<text:a xlink:href="http://dbpedia.org/sparql">http://dbpedia.org/sparql</text:a></text:p>
          </table:table-cell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&lt;<text:a xlink:href="http://localhost:8084/classes">http://localhost:8084/classes</text:a>&gt;</text:p>
          </table:table-cell>
          <table:table-cell table:style-name="ce1"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>
            <text:p>&lt;<text:a xlink:href="http://localhost:8084/">http://localhost:8084/</text:a>&gt; g:defaultQuery g:Describe</text:p>
          </table:table-cell>
          <table:covered-table-cell office:value-type="string">
            <text:p>null</text:p>
          </table:covered-table-cell>
          <table:covered-table-cell table:number-columns-repeated="2" table:style-name="ce1"/>
          <table:table-cell office:value-type="string">
            <text:p>false</text:p>
          </table:table-cell>
          <table:covered-table-cell table:number-columns-repeated="4" table:style-name="ce1"/>
          <table:covered-table-cell office:value-type="string">
            <text:p>getQuery() on getServiceURI()</text:p>
          </table:covered-table-cell>
          <table:table-cell table:style-name="ce1"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null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dbpedia.org/resource/Vilnius">http://dbpedia.org/resource/Vilnius</text:a>&gt;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covered-table-cell table:style-name="ce2"/>
          <table:covered-table-cell/>
          <table:covered-table-cell table:style-name="ce2"/>
          <table:table-cell table:style-name="ce2" office:value-type="string">
            <text:p>true</text:p>
          </table:table-cell>
          <table:covered-table-cell table:number-columns-repeated="4"/>
          <table:covered-table-cell office:value-type="string">
            <text:p>getQuery() on getServiceURI()</text:p>
          </table:covered-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dbpedia.org/resource/Vilnius">http://dbpedia.org/resource/Vilnius</text:a>&gt;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covered-table-cell office:value-type="string">
            <text:p>getQuery() on getServiceURI()</text:p>
          </table:covered-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style-name="ce2"/>
          <table:covered-table-cell/>
          <table:covered-table-cell table:style-name="ce2"/>
          <table:table-cell table:style-name="ce2" office:value-type="string">
            <text:p>true</text:p>
          </table:table-cell>
          <table:covered-table-cell table:number-columns-repeated="4"/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1" office:value-type="string" table:number-columns-spanned="1" table:number-rows-spanned="2">
            <text:p><text:a xlink:href="http://dbpedia.org/sparql">http://dbpedia.org/sparql</text:a>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&lt;<text:a xlink:href="http://dbpedia.org/resource/Vilnius">http://dbpedia.org/resource/Vilnius</text:a>&gt;</text:p>
          </table:table-cell>
          <table:table-cell table:style-name="ce1"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table:style-name="ce1" office:value-type="string">
            <text:p>&lt;<text:a xlink:href="http://localhost:8084/">http://localhost:8084/</text:a>&gt; g:defaultQuery g:Describe</text:p>
          </table:table-cell>
          <table:covered-table-cell table:style-name="ce3"/>
          <table:covered-table-cell/>
          <table:covered-table-cell table:style-name="ce3"/>
          <table:table-cell table:style-name="ce2" office:value-type="string">
            <text:p>true</text:p>
          </table:table-cell>
          <table:covered-table-cell table:number-columns-repeated="5"/>
          <table:table-cell table:number-columns-repeated="101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style-name="ce1"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2012-02-08</text:date>, <text:time>23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nas Jusevicius</meta:initial-creator>
    <meta:creation-date>2012-02-08T14:09:48.55</meta:creation-date>
    <dc:date>2012-02-08T23:57:38</dc:date>
    <dc:creator>Martynas Jusevicius</dc:creator>
    <meta:editing-duration>PT9H32M19S</meta:editing-duration>
    <meta:editing-cycles>21</meta:editing-cycles>
    <meta:generator>OpenOffice.org/3.3$Win32 OpenOffice.org_project/330m20$Build-9567</meta:generator>
    <meta:document-statistic meta:table-count="3" meta:cell-count="482" meta:object-count="0"/>
  </office:meta>
</office:document-meta>
</file>